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53cm" table:end-y="0.319cm" draw:z-index="0" draw:style-name="gr1" draw:text-style-name="P1" svg:width="31.406cm" svg:height="17.826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36939645">
            <text:p>1,36939645</text:p>
          </table:table-cell>
          <table:table-cell office:value-type="float" office:value="1.53829932">
            <text:p>1,53829932</text:p>
          </table:table-cell>
          <table:table-cell office:value-type="float" office:value="1.2664839">
            <text:p>1,2664839</text:p>
          </table:table-cell>
          <table:table-cell office:value-type="float" office:value="1.38859403">
            <text:p>1,38859403</text:p>
          </table:table-cell>
          <table:table-cell/>
        </table:table-row>
        <table:table-row table:style-name="ro1">
          <table:table-cell office:value-type="float" office:value="1.08415973">
            <text:p>1,08415973</text:p>
          </table:table-cell>
          <table:table-cell office:value-type="float" office:value="1.39500642">
            <text:p>1,39500642</text:p>
          </table:table-cell>
          <table:table-cell office:value-type="float" office:value="1.19872022">
            <text:p>1,19872022</text:p>
          </table:table-cell>
          <table:table-cell office:value-type="float" office:value="1.38916945">
            <text:p>1,38916945</text:p>
          </table:table-cell>
          <table:table-cell/>
        </table:table-row>
        <table:table-row table:style-name="ro1">
          <table:table-cell office:value-type="float" office:value="1.02220356">
            <text:p>1,02220356</text:p>
          </table:table-cell>
          <table:table-cell office:value-type="float" office:value="1.3919909">
            <text:p>1,3919909</text:p>
          </table:table-cell>
          <table:table-cell office:value-type="float" office:value="1.14142406">
            <text:p>1,14142406</text:p>
          </table:table-cell>
          <table:table-cell office:value-type="float" office:value="1.38640285">
            <text:p>1,38640285</text:p>
          </table:table-cell>
          <table:table-cell/>
        </table:table-row>
        <table:table-row table:style-name="ro1">
          <table:table-cell office:value-type="float" office:value="0.99471796">
            <text:p>0,99471796</text:p>
          </table:table-cell>
          <table:table-cell office:value-type="float" office:value="1.39383054">
            <text:p>1,39383054</text:p>
          </table:table-cell>
          <table:table-cell office:value-type="float" office:value="1.08937311">
            <text:p>1,08937311</text:p>
          </table:table-cell>
          <table:table-cell office:value-type="float" office:value="1.3911593">
            <text:p>1,3911593</text:p>
          </table:table-cell>
          <table:table-cell/>
        </table:table-row>
        <table:table-row table:style-name="ro1">
          <table:table-cell office:value-type="float" office:value="1.12007296">
            <text:p>1,12007296</text:p>
          </table:table-cell>
          <table:table-cell office:value-type="float" office:value="1.35765135">
            <text:p>1,35765135</text:p>
          </table:table-cell>
          <table:table-cell office:value-type="float" office:value="1.30441868">
            <text:p>1,30441868</text:p>
          </table:table-cell>
          <table:table-cell office:value-type="float" office:value="1.58834898">
            <text:p>1,58834898</text:p>
          </table:table-cell>
          <table:table-cell/>
        </table:table-row>
        <table:table-row table:style-name="ro1">
          <table:table-cell office:value-type="float" office:value="2.97300792">
            <text:p>2,97300792</text:p>
          </table:table-cell>
          <table:table-cell office:value-type="float" office:value="0.82833982">
            <text:p>0,82833982</text:p>
          </table:table-cell>
          <table:table-cell office:value-type="float" office:value="1.63458049">
            <text:p>1,63458049</text:p>
          </table:table-cell>
          <table:table-cell office:value-type="float" office:value="1.59469199">
            <text:p>1,59469199</text:p>
          </table:table-cell>
          <table:table-cell/>
        </table:table-row>
        <table:table-row table:style-name="ro1">
          <table:table-cell office:value-type="float" office:value="3.9535377">
            <text:p>3,9535377</text:p>
          </table:table-cell>
          <table:table-cell office:value-type="float" office:value="0.57815313">
            <text:p>0,57815313</text:p>
          </table:table-cell>
          <table:table-cell office:value-type="float" office:value="1.79072237">
            <text:p>1,79072237</text:p>
          </table:table-cell>
          <table:table-cell office:value-type="float" office:value="1.83119071">
            <text:p>1,83119071</text:p>
          </table:table-cell>
          <table:table-cell/>
        </table:table-row>
        <table:table-row table:style-name="ro1">
          <table:table-cell office:value-type="float" office:value="4.09701729">
            <text:p>4,09701729</text:p>
          </table:table-cell>
          <table:table-cell office:value-type="float" office:value="0.53394794">
            <text:p>0,53394794</text:p>
          </table:table-cell>
          <table:table-cell office:value-type="float" office:value="1.58777499">
            <text:p>1,58777499</text:p>
          </table:table-cell>
          <table:table-cell office:value-type="float" office:value="1.82218206">
            <text:p>1,82218206</text:p>
          </table:table-cell>
          <table:table-cell/>
        </table:table-row>
        <table:table-row table:style-name="ro1">
          <table:table-cell office:value-type="float" office:value="4.23618126">
            <text:p>4,23618126</text:p>
          </table:table-cell>
          <table:table-cell office:value-type="float" office:value="0.47644848">
            <text:p>0,47644848</text:p>
          </table:table-cell>
          <table:table-cell office:value-type="float" office:value="1.55437505">
            <text:p>1,55437505</text:p>
          </table:table-cell>
          <table:table-cell office:value-type="float" office:value="1.59686303">
            <text:p>1,59686303</text:p>
          </table:table-cell>
          <table:table-cell/>
        </table:table-row>
        <table:table-row table:style-name="ro1">
          <table:table-cell office:value-type="float" office:value="4.72338581">
            <text:p>4,72338581</text:p>
          </table:table-cell>
          <table:table-cell office:value-type="float" office:value="0.39268619">
            <text:p>0,39268619</text:p>
          </table:table-cell>
          <table:table-cell office:value-type="float" office:value="1.26475167">
            <text:p>1,26475167</text:p>
          </table:table-cell>
          <table:table-cell office:value-type="float" office:value="2.77727365">
            <text:p>2,77727365</text:p>
          </table:table-cell>
          <table:table-cell/>
        </table:table-row>
        <table:table-row table:style-name="ro1">
          <table:table-cell office:value-type="float" office:value="5.72764969">
            <text:p>5,72764969</text:p>
          </table:table-cell>
          <table:table-cell office:value-type="float" office:value="0.24929608">
            <text:p>0,24929608</text:p>
          </table:table-cell>
          <table:table-cell office:value-type="float" office:value="1.5621959">
            <text:p>1,5621959</text:p>
          </table:table-cell>
          <table:table-cell office:value-type="float" office:value="4.21237183">
            <text:p>4,21237183</text:p>
          </table:table-cell>
          <table:table-cell/>
        </table:table-row>
        <table:table-row table:style-name="ro1">
          <table:table-cell office:value-type="float" office:value="6.60400724">
            <text:p>6,60400724</text:p>
          </table:table-cell>
          <table:table-cell office:value-type="float" office:value="0.1466953">
            <text:p>0,1466953</text:p>
          </table:table-cell>
          <table:table-cell office:value-type="float" office:value="1.61396384">
            <text:p>1,61396384</text:p>
          </table:table-cell>
          <table:table-cell office:value-type="float" office:value="2.9084444">
            <text:p>2,9084444</text:p>
          </table:table-cell>
          <table:table-cell/>
        </table:table-row>
        <table:table-row table:style-name="ro1">
          <table:table-cell office:value-type="float" office:value="6.6397748">
            <text:p>6,6397748</text:p>
          </table:table-cell>
          <table:table-cell office:value-type="float" office:value="0.23900735">
            <text:p>0,23900735</text:p>
          </table:table-cell>
          <table:table-cell office:value-type="float" office:value="2.09859109">
            <text:p>2,09859109</text:p>
          </table:table-cell>
          <table:table-cell office:value-type="float" office:value="3.49406767">
            <text:p>3,49406767</text:p>
          </table:table-cell>
          <table:table-cell/>
        </table:table-row>
        <table:table-row table:style-name="ro1">
          <table:table-cell office:value-type="float" office:value="7.12456894">
            <text:p>7,12456894</text:p>
          </table:table-cell>
          <table:table-cell office:value-type="float" office:value="0.17130768">
            <text:p>0,17130768</text:p>
          </table:table-cell>
          <table:table-cell office:value-type="float" office:value="1.67377126">
            <text:p>1,67377126</text:p>
          </table:table-cell>
          <table:table-cell office:value-type="float" office:value="2.75830054">
            <text:p>2,75830054</text:p>
          </table:table-cell>
          <table:table-cell/>
        </table:table-row>
        <table:table-row table:style-name="ro1">
          <table:table-cell office:value-type="float" office:value="6.43833876">
            <text:p>6,43833876</text:p>
          </table:table-cell>
          <table:table-cell office:value-type="float" office:value="0.23149021">
            <text:p>0,23149021</text:p>
          </table:table-cell>
          <table:table-cell office:value-type="float" office:value="1.57661414">
            <text:p>1,57661414</text:p>
          </table:table-cell>
          <table:table-cell office:value-type="float" office:value="4.0820055">
            <text:p>4,0820055</text:p>
          </table:table-cell>
          <table:table-cell/>
        </table:table-row>
        <table:table-row table:style-name="ro1">
          <table:table-cell office:value-type="float" office:value="5.49212646">
            <text:p>5,49212646</text:p>
          </table:table-cell>
          <table:table-cell office:value-type="float" office:value="0.29263282">
            <text:p>0,29263282</text:p>
          </table:table-cell>
          <table:table-cell office:value-type="float" office:value="1.40849662">
            <text:p>1,40849662</text:p>
          </table:table-cell>
          <table:table-cell office:value-type="float" office:value="2.69397211">
            <text:p>2,69397211</text:p>
          </table:table-cell>
          <table:table-cell/>
        </table:table-row>
        <table:table-row table:style-name="ro1">
          <table:table-cell office:value-type="float" office:value="5.40992212">
            <text:p>5,40992212</text:p>
          </table:table-cell>
          <table:table-cell office:value-type="float" office:value="0.34909889">
            <text:p>0,34909889</text:p>
          </table:table-cell>
          <table:table-cell office:value-type="float" office:value="1.7419492">
            <text:p>1,7419492</text:p>
          </table:table-cell>
          <table:table-cell office:value-type="float" office:value="1.75375974">
            <text:p>1,75375974</text:p>
          </table:table-cell>
          <table:table-cell/>
        </table:table-row>
        <table:table-row table:style-name="ro1">
          <table:table-cell office:value-type="float" office:value="3.94600511">
            <text:p>3,94600511</text:p>
          </table:table-cell>
          <table:table-cell office:value-type="float" office:value="0.65510029">
            <text:p>0,65510029</text:p>
          </table:table-cell>
          <table:table-cell office:value-type="float" office:value="1.25512588">
            <text:p>1,25512588</text:p>
          </table:table-cell>
          <table:table-cell office:value-type="float" office:value="2.26511931">
            <text:p>2,26511931</text:p>
          </table:table-cell>
          <table:table-cell/>
        </table:table-row>
        <table:table-row table:style-name="ro1">
          <table:table-cell office:value-type="float" office:value="3.52116585">
            <text:p>3,52116585</text:p>
          </table:table-cell>
          <table:table-cell office:value-type="float" office:value="0.66266263">
            <text:p>0,66266263</text:p>
          </table:table-cell>
          <table:table-cell office:value-type="float" office:value="1.23229647">
            <text:p>1,23229647</text:p>
          </table:table-cell>
          <table:table-cell office:value-type="float" office:value="3.5584929">
            <text:p>3,5584929</text:p>
          </table:table-cell>
          <table:table-cell/>
        </table:table-row>
        <table:table-row table:style-name="ro1">
          <table:table-cell office:value-type="float" office:value="3.35093784">
            <text:p>3,35093784</text:p>
          </table:table-cell>
          <table:table-cell office:value-type="float" office:value="0.72421074">
            <text:p>0,72421074</text:p>
          </table:table-cell>
          <table:table-cell office:value-type="float" office:value="1.21401823">
            <text:p>1,21401823</text:p>
          </table:table-cell>
          <table:table-cell office:value-type="float" office:value="2.23517179">
            <text:p>2,23517179</text:p>
          </table:table-cell>
          <table:table-cell/>
        </table:table-row>
        <table:table-row table:style-name="ro1">
          <table:table-cell office:value-type="float" office:value="3.13428569">
            <text:p>3,13428569</text:p>
          </table:table-cell>
          <table:table-cell office:value-type="float" office:value="0.70548856">
            <text:p>0,70548856</text:p>
          </table:table-cell>
          <table:table-cell office:value-type="float" office:value="1.04315698">
            <text:p>1,04315698</text:p>
          </table:table-cell>
          <table:table-cell office:value-type="float" office:value="2.92471409">
            <text:p>2,92471409</text:p>
          </table:table-cell>
          <table:table-cell/>
        </table:table-row>
        <table:table-row table:style-name="ro1">
          <table:table-cell office:value-type="float" office:value="3.17932343">
            <text:p>3,17932343</text:p>
          </table:table-cell>
          <table:table-cell office:value-type="float" office:value="0.65687865">
            <text:p>0,65687865</text:p>
          </table:table-cell>
          <table:table-cell office:value-type="float" office:value="1.21471119">
            <text:p>1,21471119</text:p>
          </table:table-cell>
          <table:table-cell office:value-type="float" office:value="1.87677002">
            <text:p>1,87677002</text:p>
          </table:table-cell>
          <table:table-cell/>
        </table:table-row>
        <table:table-row table:style-name="ro1">
          <table:table-cell office:value-type="float" office:value="3.6764524">
            <text:p>3,6764524</text:p>
          </table:table-cell>
          <table:table-cell office:value-type="float" office:value="0.5603115">
            <text:p>0,5603115</text:p>
          </table:table-cell>
          <table:table-cell office:value-type="float" office:value="3.20667076">
            <text:p>3,20667076</text:p>
          </table:table-cell>
          <table:table-cell office:value-type="float" office:value="2.34314227">
            <text:p>2,34314227</text:p>
          </table:table-cell>
          <table:table-cell/>
        </table:table-row>
        <table:table-row table:style-name="ro1">
          <table:table-cell office:value-type="float" office:value="3.65787983">
            <text:p>3,65787983</text:p>
          </table:table-cell>
          <table:table-cell office:value-type="float" office:value="0.54544938">
            <text:p>0,54544938</text:p>
          </table:table-cell>
          <table:table-cell office:value-type="float" office:value="1.46475101">
            <text:p>1,46475101</text:p>
          </table:table-cell>
          <table:table-cell office:value-type="float" office:value="2.49864888">
            <text:p>2,49864888</text:p>
          </table:table-cell>
          <table:table-cell/>
        </table:table-row>
        <table:table-row table:style-name="ro1">
          <table:table-cell office:value-type="float" office:value="3.76340365">
            <text:p>3,76340365</text:p>
          </table:table-cell>
          <table:table-cell office:value-type="float" office:value="0.56658673">
            <text:p>0,56658673</text:p>
          </table:table-cell>
          <table:table-cell office:value-type="float" office:value="1.38536286">
            <text:p>1,38536286</text:p>
          </table:table-cell>
          <table:table-cell office:value-type="float" office:value="3.08676982">
            <text:p>3,08676982</text:p>
          </table:table-cell>
          <table:table-cell/>
        </table:table-row>
        <table:table-row table:style-name="ro1">
          <table:table-cell office:value-type="float" office:value="3.74006534">
            <text:p>3,74006534</text:p>
          </table:table-cell>
          <table:table-cell office:value-type="float" office:value="0.5403797">
            <text:p>0,5403797</text:p>
          </table:table-cell>
          <table:table-cell office:value-type="float" office:value="1.37335074">
            <text:p>1,37335074</text:p>
          </table:table-cell>
          <table:table-cell office:value-type="float" office:value="1.50729513">
            <text:p>1,50729513</text:p>
          </table:table-cell>
          <table:table-cell/>
        </table:table-row>
        <table:table-row table:style-name="ro1">
          <table:table-cell office:value-type="float" office:value="4.0920105">
            <text:p>4,0920105</text:p>
          </table:table-cell>
          <table:table-cell office:value-type="float" office:value="0.48178378">
            <text:p>0,48178378</text:p>
          </table:table-cell>
          <table:table-cell office:value-type="float" office:value="2.0335629">
            <text:p>2,0335629</text:p>
          </table:table-cell>
          <table:table-cell office:value-type="float" office:value="1.45519912">
            <text:p>1,45519912</text:p>
          </table:table-cell>
          <table:table-cell/>
        </table:table-row>
        <table:table-row table:style-name="ro1">
          <table:table-cell office:value-type="float" office:value="3.89001393">
            <text:p>3,89001393</text:p>
          </table:table-cell>
          <table:table-cell office:value-type="float" office:value="0.53911126">
            <text:p>0,53911126</text:p>
          </table:table-cell>
          <table:table-cell office:value-type="float" office:value="3.96835852">
            <text:p>3,96835852</text:p>
          </table:table-cell>
          <table:table-cell office:value-type="float" office:value="1.37528276">
            <text:p>1,37528276</text:p>
          </table:table-cell>
          <table:table-cell/>
        </table:table-row>
        <table:table-row table:style-name="ro1">
          <table:table-cell office:value-type="float" office:value="3.96916962">
            <text:p>3,96916962</text:p>
          </table:table-cell>
          <table:table-cell office:value-type="float" office:value="0.52713132">
            <text:p>0,52713132</text:p>
          </table:table-cell>
          <table:table-cell office:value-type="float" office:value="1.17638874">
            <text:p>1,17638874</text:p>
          </table:table-cell>
          <table:table-cell office:value-type="float" office:value="2.26991844">
            <text:p>2,26991844</text:p>
          </table:table-cell>
          <table:table-cell/>
        </table:table-row>
        <table:table-row table:style-name="ro1">
          <table:table-cell office:value-type="float" office:value="3.98499012">
            <text:p>3,98499012</text:p>
          </table:table-cell>
          <table:table-cell office:value-type="float" office:value="0.49187899">
            <text:p>0,49187899</text:p>
          </table:table-cell>
          <table:table-cell office:value-type="float" office:value="1.26705909">
            <text:p>1,26705909</text:p>
          </table:table-cell>
          <table:table-cell office:value-type="float" office:value="2.39251137">
            <text:p>2,39251137</text:p>
          </table:table-cell>
          <table:table-cell/>
        </table:table-row>
        <table:table-row table:style-name="ro1">
          <table:table-cell office:value-type="float" office:value="4.12653828">
            <text:p>4,12653828</text:p>
          </table:table-cell>
          <table:table-cell office:value-type="float" office:value="0.46502322">
            <text:p>0,46502322</text:p>
          </table:table-cell>
          <table:table-cell office:value-type="float" office:value="1.44192529">
            <text:p>1,44192529</text:p>
          </table:table-cell>
          <table:table-cell office:value-type="float" office:value="2.43548107">
            <text:p>2,43548107</text:p>
          </table:table-cell>
          <table:table-cell/>
        </table:table-row>
        <table:table-row table:style-name="ro1">
          <table:table-cell office:value-type="float" office:value="4.08370495">
            <text:p>4,08370495</text:p>
          </table:table-cell>
          <table:table-cell office:value-type="float" office:value="0.49944803">
            <text:p>0,49944803</text:p>
          </table:table-cell>
          <table:table-cell office:value-type="float" office:value="1.27613127">
            <text:p>1,27613127</text:p>
          </table:table-cell>
          <table:table-cell office:value-type="float" office:value="2.03275037">
            <text:p>2,03275037</text:p>
          </table:table-cell>
          <table:table-cell/>
        </table:table-row>
        <table:table-row table:style-name="ro1">
          <table:table-cell office:value-type="float" office:value="4.33669043">
            <text:p>4,33669043</text:p>
          </table:table-cell>
          <table:table-cell office:value-type="float" office:value="0.45762408">
            <text:p>0,45762408</text:p>
          </table:table-cell>
          <table:table-cell office:value-type="float" office:value="1.17744124">
            <text:p>1,17744124</text:p>
          </table:table-cell>
          <table:table-cell office:value-type="float" office:value="2.31655121">
            <text:p>2,31655121</text:p>
          </table:table-cell>
          <table:table-cell/>
        </table:table-row>
        <table:table-row table:style-name="ro1">
          <table:table-cell office:value-type="float" office:value="4.18305254">
            <text:p>4,18305254</text:p>
          </table:table-cell>
          <table:table-cell office:value-type="float" office:value="0.46709096">
            <text:p>0,46709096</text:p>
          </table:table-cell>
          <table:table-cell office:value-type="float" office:value="1.02145875">
            <text:p>1,02145875</text:p>
          </table:table-cell>
          <table:table-cell office:value-type="float" office:value="2.76308656">
            <text:p>2,76308656</text:p>
          </table:table-cell>
          <table:table-cell/>
        </table:table-row>
        <table:table-row table:style-name="ro1">
          <table:table-cell office:value-type="float" office:value="4.03481579">
            <text:p>4,03481579</text:p>
          </table:table-cell>
          <table:table-cell office:value-type="float" office:value="0.5168761">
            <text:p>0,5168761</text:p>
          </table:table-cell>
          <table:table-cell office:value-type="float" office:value="1.2609818">
            <text:p>1,2609818</text:p>
          </table:table-cell>
          <table:table-cell office:value-type="float" office:value="2.76449823">
            <text:p>2,76449823</text:p>
          </table:table-cell>
          <table:table-cell/>
        </table:table-row>
        <table:table-row table:style-name="ro1">
          <table:table-cell office:value-type="float" office:value="4.18302584">
            <text:p>4,18302584</text:p>
          </table:table-cell>
          <table:table-cell office:value-type="float" office:value="0.48944294">
            <text:p>0,48944294</text:p>
          </table:table-cell>
          <table:table-cell office:value-type="float" office:value="1.1402086">
            <text:p>1,1402086</text:p>
          </table:table-cell>
          <table:table-cell office:value-type="float" office:value="2.38019013">
            <text:p>2,38019013</text:p>
          </table:table-cell>
          <table:table-cell/>
        </table:table-row>
        <table:table-row table:style-name="ro1">
          <table:table-cell office:value-type="float" office:value="4.27722692">
            <text:p>4,27722692</text:p>
          </table:table-cell>
          <table:table-cell office:value-type="float" office:value="0.45790565">
            <text:p>0,45790565</text:p>
          </table:table-cell>
          <table:table-cell office:value-type="float" office:value="1.01191378">
            <text:p>1,01191378</text:p>
          </table:table-cell>
          <table:table-cell office:value-type="float" office:value="2.62426233">
            <text:p>2,62426233</text:p>
          </table:table-cell>
          <table:table-cell/>
        </table:table-row>
        <table:table-row table:style-name="ro1">
          <table:table-cell office:value-type="float" office:value="3.82680511">
            <text:p>3,82680511</text:p>
          </table:table-cell>
          <table:table-cell office:value-type="float" office:value="0.54611093">
            <text:p>0,54611093</text:p>
          </table:table-cell>
          <table:table-cell office:value-type="float" office:value="1.25307369">
            <text:p>1,25307369</text:p>
          </table:table-cell>
          <table:table-cell office:value-type="float" office:value="2.91111207">
            <text:p>2,91111207</text:p>
          </table:table-cell>
          <table:table-cell/>
        </table:table-row>
        <table:table-row table:style-name="ro1">
          <table:table-cell office:value-type="float" office:value="3.77502918">
            <text:p>3,77502918</text:p>
          </table:table-cell>
          <table:table-cell office:value-type="float" office:value="0.53759068">
            <text:p>0,53759068</text:p>
          </table:table-cell>
          <table:table-cell office:value-type="float" office:value="0.96247226">
            <text:p>0,96247226</text:p>
          </table:table-cell>
          <table:table-cell office:value-type="float" office:value="2.85509324">
            <text:p>2,85509324</text:p>
          </table:table-cell>
          <table:table-cell/>
        </table:table-row>
        <table:table-row table:style-name="ro1">
          <table:table-cell office:value-type="float" office:value="3.92021918">
            <text:p>3,92021918</text:p>
          </table:table-cell>
          <table:table-cell office:value-type="float" office:value="0.50883466">
            <text:p>0,50883466</text:p>
          </table:table-cell>
          <table:table-cell office:value-type="float" office:value="1.05907071">
            <text:p>1,05907071</text:p>
          </table:table-cell>
          <table:table-cell office:value-type="float" office:value="3.38303185">
            <text:p>3,38303185</text:p>
          </table:table-cell>
          <table:table-cell/>
        </table:table-row>
        <table:table-row table:style-name="ro1">
          <table:table-cell office:value-type="float" office:value="4.10195065">
            <text:p>4,10195065</text:p>
          </table:table-cell>
          <table:table-cell office:value-type="float" office:value="0.50656605">
            <text:p>0,50656605</text:p>
          </table:table-cell>
          <table:table-cell office:value-type="float" office:value="1.10552812">
            <text:p>1,10552812</text:p>
          </table:table-cell>
          <table:table-cell office:value-type="float" office:value="3.00313687">
            <text:p>3,00313687</text:p>
          </table:table-cell>
          <table:table-cell/>
        </table:table-row>
        <table:table-row table:style-name="ro1">
          <table:table-cell office:value-type="float" office:value="4.21917629">
            <text:p>4,21917629</text:p>
          </table:table-cell>
          <table:table-cell office:value-type="float" office:value="0.47883335">
            <text:p>0,47883335</text:p>
          </table:table-cell>
          <table:table-cell office:value-type="float" office:value="0.97174478">
            <text:p>0,97174478</text:p>
          </table:table-cell>
          <table:table-cell office:value-type="float" office:value="3.51296687">
            <text:p>3,51296687</text:p>
          </table:table-cell>
          <table:table-cell/>
        </table:table-row>
        <table:table-row table:style-name="ro1">
          <table:table-cell office:value-type="float" office:value="4.03016376">
            <text:p>4,03016376</text:p>
          </table:table-cell>
          <table:table-cell office:value-type="float" office:value="0.45958239">
            <text:p>0,45958239</text:p>
          </table:table-cell>
          <table:table-cell office:value-type="float" office:value="1.00619066">
            <text:p>1,00619066</text:p>
          </table:table-cell>
          <table:table-cell office:value-type="float" office:value="2.50302291">
            <text:p>2,50302291</text:p>
          </table:table-cell>
          <table:table-cell/>
        </table:table-row>
        <table:table-row table:style-name="ro1">
          <table:table-cell office:value-type="float" office:value="4.41638327">
            <text:p>4,41638327</text:p>
          </table:table-cell>
          <table:table-cell office:value-type="float" office:value="0.40012223">
            <text:p>0,40012223</text:p>
          </table:table-cell>
          <table:table-cell office:value-type="float" office:value="0.97205478">
            <text:p>0,97205478</text:p>
          </table:table-cell>
          <table:table-cell office:value-type="float" office:value="3.0566411">
            <text:p>3,0566411</text:p>
          </table:table-cell>
          <table:table-cell/>
        </table:table-row>
        <table:table-row table:style-name="ro1">
          <table:table-cell office:value-type="float" office:value="4.01181984">
            <text:p>4,01181984</text:p>
          </table:table-cell>
          <table:table-cell office:value-type="float" office:value="0.49433026">
            <text:p>0,49433026</text:p>
          </table:table-cell>
          <table:table-cell office:value-type="float" office:value="1.20528305">
            <text:p>1,20528305</text:p>
          </table:table-cell>
          <table:table-cell office:value-type="float" office:value="3.16124797">
            <text:p>3,16124797</text:p>
          </table:table-cell>
          <table:table-cell/>
        </table:table-row>
        <table:table-row table:style-name="ro1">
          <table:table-cell office:value-type="float" office:value="4.32487392">
            <text:p>4,32487392</text:p>
          </table:table-cell>
          <table:table-cell office:value-type="float" office:value="0.43222928">
            <text:p>0,43222928</text:p>
          </table:table-cell>
          <table:table-cell office:value-type="float" office:value="1.28239763">
            <text:p>1,28239763</text:p>
          </table:table-cell>
          <table:table-cell office:value-type="float" office:value="3.1220727">
            <text:p>3,1220727</text:p>
          </table:table-cell>
          <table:table-cell/>
        </table:table-row>
        <table:table-row table:style-name="ro1">
          <table:table-cell office:value-type="float" office:value="4.84736919">
            <text:p>4,84736919</text:p>
          </table:table-cell>
          <table:table-cell office:value-type="float" office:value="0.43236351">
            <text:p>0,43236351</text:p>
          </table:table-cell>
          <table:table-cell office:value-type="float" office:value="1.08484149">
            <text:p>1,08484149</text:p>
          </table:table-cell>
          <table:table-cell office:value-type="float" office:value="2.01014233">
            <text:p>2,01014233</text:p>
          </table:table-cell>
          <table:table-cell/>
        </table:table-row>
        <table:table-row table:style-name="ro1">
          <table:table-cell office:value-type="float" office:value="3.72018838">
            <text:p>3,72018838</text:p>
          </table:table-cell>
          <table:table-cell office:value-type="float" office:value="0.55246985">
            <text:p>0,55246985</text:p>
          </table:table-cell>
          <table:table-cell office:value-type="float" office:value="1.02193439">
            <text:p>1,02193439</text:p>
          </table:table-cell>
          <table:table-cell office:value-type="float" office:value="2.90013313">
            <text:p>2,90013313</text:p>
          </table:table-cell>
          <table:table-cell/>
        </table:table-row>
        <table:table-row table:style-name="ro1">
          <table:table-cell office:value-type="float" office:value="3.8938899">
            <text:p>3,8938899</text:p>
          </table:table-cell>
          <table:table-cell office:value-type="float" office:value="0.50997972">
            <text:p>0,50997972</text:p>
          </table:table-cell>
          <table:table-cell office:value-type="float" office:value="0.92841774">
            <text:p>0,92841774</text:p>
          </table:table-cell>
          <table:table-cell office:value-type="float" office:value="2.97602463">
            <text:p>2,97602463</text:p>
          </table:table-cell>
          <table:table-cell/>
        </table:table-row>
        <table:table-row table:style-name="ro1">
          <table:table-cell office:value-type="float" office:value="3.78310537">
            <text:p>3,78310537</text:p>
          </table:table-cell>
          <table:table-cell office:value-type="float" office:value="0.51523304">
            <text:p>0,51523304</text:p>
          </table:table-cell>
          <table:table-cell office:value-type="float" office:value="1.21582127">
            <text:p>1,21582127</text:p>
          </table:table-cell>
          <table:table-cell office:value-type="float" office:value="1.83911657">
            <text:p>1,8391165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12:08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0T12:08:15.97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7cm" svg:height="17.827cm" xlink:href=".." xlink:type="simple" chart:class="chart:line" chart:style-name="ch1">
        <chart:legend chart:legend-position="end" svg:x="28.211cm" svg:y="7.815cm" style:legend-expansion="high" chart:style-name="ch2"/>
        <chart:plot-area chart:style-name="ch3" table:cell-range-address="Tabelle1.A1:Tabelle1.D51" chart:data-source-has-labels="row" svg:x="1.078cm" svg:y="1.559cm" svg:width="25.877cm" svg:height="15.492cm">
          <chartooo:coordinate-region svg:x="1.514cm" svg:y="1.771cm" svg:width="25.255cm" svg:height="14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6939645">
                <text:p>1.36939645</text:p>
                <draw:g>
                  <svg:desc>Tabelle1.A2:Tabelle1.A51</svg:desc>
                </draw:g>
              </table:table-cell>
              <table:table-cell office:value-type="float" office:value="1.53829932">
                <text:p>1.53829932</text:p>
                <draw:g>
                  <svg:desc>Tabelle1.B2:Tabelle1.B51</svg:desc>
                </draw:g>
              </table:table-cell>
              <table:table-cell office:value-type="float" office:value="1.2664839">
                <text:p>1.2664839</text:p>
                <draw:g>
                  <svg:desc>Tabelle1.C2:Tabelle1.C51</svg:desc>
                </draw:g>
              </table:table-cell>
              <table:table-cell office:value-type="float" office:value="1.38859403">
                <text:p>1.38859403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415973">
                <text:p>1.08415973</text:p>
              </table:table-cell>
              <table:table-cell office:value-type="float" office:value="1.39500642">
                <text:p>1.39500642</text:p>
              </table:table-cell>
              <table:table-cell office:value-type="float" office:value="1.19872022">
                <text:p>1.19872022</text:p>
              </table:table-cell>
              <table:table-cell office:value-type="float" office:value="1.38916945">
                <text:p>1.38916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220356">
                <text:p>1.02220356</text:p>
              </table:table-cell>
              <table:table-cell office:value-type="float" office:value="1.3919909">
                <text:p>1.3919909</text:p>
              </table:table-cell>
              <table:table-cell office:value-type="float" office:value="1.14142406">
                <text:p>1.14142406</text:p>
              </table:table-cell>
              <table:table-cell office:value-type="float" office:value="1.38640285">
                <text:p>1.38640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71796">
                <text:p>0.99471796</text:p>
              </table:table-cell>
              <table:table-cell office:value-type="float" office:value="1.39383054">
                <text:p>1.39383054</text:p>
              </table:table-cell>
              <table:table-cell office:value-type="float" office:value="1.08937311">
                <text:p>1.08937311</text:p>
              </table:table-cell>
              <table:table-cell office:value-type="float" office:value="1.3911593">
                <text:p>1.3911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007296">
                <text:p>1.12007296</text:p>
              </table:table-cell>
              <table:table-cell office:value-type="float" office:value="1.35765135">
                <text:p>1.35765135</text:p>
              </table:table-cell>
              <table:table-cell office:value-type="float" office:value="1.30441868">
                <text:p>1.30441868</text:p>
              </table:table-cell>
              <table:table-cell office:value-type="float" office:value="1.58834898">
                <text:p>1.58834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7300792">
                <text:p>2.97300792</text:p>
              </table:table-cell>
              <table:table-cell office:value-type="float" office:value="0.82833982">
                <text:p>0.82833982</text:p>
              </table:table-cell>
              <table:table-cell office:value-type="float" office:value="1.63458049">
                <text:p>1.63458049</text:p>
              </table:table-cell>
              <table:table-cell office:value-type="float" office:value="1.59469199">
                <text:p>1.59469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535377">
                <text:p>3.9535377</text:p>
              </table:table-cell>
              <table:table-cell office:value-type="float" office:value="0.57815313">
                <text:p>0.57815313</text:p>
              </table:table-cell>
              <table:table-cell office:value-type="float" office:value="1.79072237">
                <text:p>1.79072237</text:p>
              </table:table-cell>
              <table:table-cell office:value-type="float" office:value="1.83119071">
                <text:p>1.83119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9701729">
                <text:p>4.09701729</text:p>
              </table:table-cell>
              <table:table-cell office:value-type="float" office:value="0.53394794">
                <text:p>0.53394794</text:p>
              </table:table-cell>
              <table:table-cell office:value-type="float" office:value="1.58777499">
                <text:p>1.58777499</text:p>
              </table:table-cell>
              <table:table-cell office:value-type="float" office:value="1.82218206">
                <text:p>1.82218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3618126">
                <text:p>4.23618126</text:p>
              </table:table-cell>
              <table:table-cell office:value-type="float" office:value="0.47644848">
                <text:p>0.47644848</text:p>
              </table:table-cell>
              <table:table-cell office:value-type="float" office:value="1.55437505">
                <text:p>1.55437505</text:p>
              </table:table-cell>
              <table:table-cell office:value-type="float" office:value="1.59686303">
                <text:p>1.59686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338581">
                <text:p>4.72338581</text:p>
              </table:table-cell>
              <table:table-cell office:value-type="float" office:value="0.39268619">
                <text:p>0.39268619</text:p>
              </table:table-cell>
              <table:table-cell office:value-type="float" office:value="1.26475167">
                <text:p>1.26475167</text:p>
              </table:table-cell>
              <table:table-cell office:value-type="float" office:value="2.77727365">
                <text:p>2.77727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2764969">
                <text:p>5.72764969</text:p>
              </table:table-cell>
              <table:table-cell office:value-type="float" office:value="0.24929608">
                <text:p>0.24929608</text:p>
              </table:table-cell>
              <table:table-cell office:value-type="float" office:value="1.5621959">
                <text:p>1.5621959</text:p>
              </table:table-cell>
              <table:table-cell office:value-type="float" office:value="4.21237183">
                <text:p>4.21237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0400724">
                <text:p>6.60400724</text:p>
              </table:table-cell>
              <table:table-cell office:value-type="float" office:value="0.1466953">
                <text:p>0.1466953</text:p>
              </table:table-cell>
              <table:table-cell office:value-type="float" office:value="1.61396384">
                <text:p>1.61396384</text:p>
              </table:table-cell>
              <table:table-cell office:value-type="float" office:value="2.9084444">
                <text:p>2.908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397748">
                <text:p>6.6397748</text:p>
              </table:table-cell>
              <table:table-cell office:value-type="float" office:value="0.23900735">
                <text:p>0.23900735</text:p>
              </table:table-cell>
              <table:table-cell office:value-type="float" office:value="2.09859109">
                <text:p>2.09859109</text:p>
              </table:table-cell>
              <table:table-cell office:value-type="float" office:value="3.49406767">
                <text:p>3.49406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2456894">
                <text:p>7.12456894</text:p>
              </table:table-cell>
              <table:table-cell office:value-type="float" office:value="0.17130768">
                <text:p>0.17130768</text:p>
              </table:table-cell>
              <table:table-cell office:value-type="float" office:value="1.67377126">
                <text:p>1.67377126</text:p>
              </table:table-cell>
              <table:table-cell office:value-type="float" office:value="2.75830054">
                <text:p>2.75830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3833876">
                <text:p>6.43833876</text:p>
              </table:table-cell>
              <table:table-cell office:value-type="float" office:value="0.23149021">
                <text:p>0.23149021</text:p>
              </table:table-cell>
              <table:table-cell office:value-type="float" office:value="1.57661414">
                <text:p>1.57661414</text:p>
              </table:table-cell>
              <table:table-cell office:value-type="float" office:value="4.0820055">
                <text:p>4.0820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212646">
                <text:p>5.49212646</text:p>
              </table:table-cell>
              <table:table-cell office:value-type="float" office:value="0.29263282">
                <text:p>0.29263282</text:p>
              </table:table-cell>
              <table:table-cell office:value-type="float" office:value="1.40849662">
                <text:p>1.40849662</text:p>
              </table:table-cell>
              <table:table-cell office:value-type="float" office:value="2.69397211">
                <text:p>2.69397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0992212">
                <text:p>5.40992212</text:p>
              </table:table-cell>
              <table:table-cell office:value-type="float" office:value="0.34909889">
                <text:p>0.34909889</text:p>
              </table:table-cell>
              <table:table-cell office:value-type="float" office:value="1.7419492">
                <text:p>1.7419492</text:p>
              </table:table-cell>
              <table:table-cell office:value-type="float" office:value="1.75375974">
                <text:p>1.75375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4600511">
                <text:p>3.94600511</text:p>
              </table:table-cell>
              <table:table-cell office:value-type="float" office:value="0.65510029">
                <text:p>0.65510029</text:p>
              </table:table-cell>
              <table:table-cell office:value-type="float" office:value="1.25512588">
                <text:p>1.25512588</text:p>
              </table:table-cell>
              <table:table-cell office:value-type="float" office:value="2.26511931">
                <text:p>2.26511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116585">
                <text:p>3.52116585</text:p>
              </table:table-cell>
              <table:table-cell office:value-type="float" office:value="0.66266263">
                <text:p>0.66266263</text:p>
              </table:table-cell>
              <table:table-cell office:value-type="float" office:value="1.23229647">
                <text:p>1.23229647</text:p>
              </table:table-cell>
              <table:table-cell office:value-type="float" office:value="3.5584929">
                <text:p>3.5584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5093784">
                <text:p>3.35093784</text:p>
              </table:table-cell>
              <table:table-cell office:value-type="float" office:value="0.72421074">
                <text:p>0.72421074</text:p>
              </table:table-cell>
              <table:table-cell office:value-type="float" office:value="1.21401823">
                <text:p>1.21401823</text:p>
              </table:table-cell>
              <table:table-cell office:value-type="float" office:value="2.23517179">
                <text:p>2.23517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3428569">
                <text:p>3.13428569</text:p>
              </table:table-cell>
              <table:table-cell office:value-type="float" office:value="0.70548856">
                <text:p>0.70548856</text:p>
              </table:table-cell>
              <table:table-cell office:value-type="float" office:value="1.04315698">
                <text:p>1.04315698</text:p>
              </table:table-cell>
              <table:table-cell office:value-type="float" office:value="2.92471409">
                <text:p>2.92471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7932343">
                <text:p>3.17932343</text:p>
              </table:table-cell>
              <table:table-cell office:value-type="float" office:value="0.65687865">
                <text:p>0.65687865</text:p>
              </table:table-cell>
              <table:table-cell office:value-type="float" office:value="1.21471119">
                <text:p>1.21471119</text:p>
              </table:table-cell>
              <table:table-cell office:value-type="float" office:value="1.87677002">
                <text:p>1.87677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764524">
                <text:p>3.6764524</text:p>
              </table:table-cell>
              <table:table-cell office:value-type="float" office:value="0.5603115">
                <text:p>0.5603115</text:p>
              </table:table-cell>
              <table:table-cell office:value-type="float" office:value="3.20667076">
                <text:p>3.20667076</text:p>
              </table:table-cell>
              <table:table-cell office:value-type="float" office:value="2.34314227">
                <text:p>2.34314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5787983">
                <text:p>3.65787983</text:p>
              </table:table-cell>
              <table:table-cell office:value-type="float" office:value="0.54544938">
                <text:p>0.54544938</text:p>
              </table:table-cell>
              <table:table-cell office:value-type="float" office:value="1.46475101">
                <text:p>1.46475101</text:p>
              </table:table-cell>
              <table:table-cell office:value-type="float" office:value="2.49864888">
                <text:p>2.49864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6340365">
                <text:p>3.76340365</text:p>
              </table:table-cell>
              <table:table-cell office:value-type="float" office:value="0.56658673">
                <text:p>0.56658673</text:p>
              </table:table-cell>
              <table:table-cell office:value-type="float" office:value="1.38536286">
                <text:p>1.38536286</text:p>
              </table:table-cell>
              <table:table-cell office:value-type="float" office:value="3.08676982">
                <text:p>3.08676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4006534">
                <text:p>3.74006534</text:p>
              </table:table-cell>
              <table:table-cell office:value-type="float" office:value="0.5403797">
                <text:p>0.5403797</text:p>
              </table:table-cell>
              <table:table-cell office:value-type="float" office:value="1.37335074">
                <text:p>1.37335074</text:p>
              </table:table-cell>
              <table:table-cell office:value-type="float" office:value="1.50729513">
                <text:p>1.50729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920105">
                <text:p>4.0920105</text:p>
              </table:table-cell>
              <table:table-cell office:value-type="float" office:value="0.48178378">
                <text:p>0.48178378</text:p>
              </table:table-cell>
              <table:table-cell office:value-type="float" office:value="2.0335629">
                <text:p>2.0335629</text:p>
              </table:table-cell>
              <table:table-cell office:value-type="float" office:value="1.45519912">
                <text:p>1.45519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9001393">
                <text:p>3.89001393</text:p>
              </table:table-cell>
              <table:table-cell office:value-type="float" office:value="0.53911126">
                <text:p>0.53911126</text:p>
              </table:table-cell>
              <table:table-cell office:value-type="float" office:value="3.96835852">
                <text:p>3.96835852</text:p>
              </table:table-cell>
              <table:table-cell office:value-type="float" office:value="1.37528276">
                <text:p>1.37528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6916962">
                <text:p>3.96916962</text:p>
              </table:table-cell>
              <table:table-cell office:value-type="float" office:value="0.52713132">
                <text:p>0.52713132</text:p>
              </table:table-cell>
              <table:table-cell office:value-type="float" office:value="1.17638874">
                <text:p>1.17638874</text:p>
              </table:table-cell>
              <table:table-cell office:value-type="float" office:value="2.26991844">
                <text:p>2.26991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8499012">
                <text:p>3.98499012</text:p>
              </table:table-cell>
              <table:table-cell office:value-type="float" office:value="0.49187899">
                <text:p>0.49187899</text:p>
              </table:table-cell>
              <table:table-cell office:value-type="float" office:value="1.26705909">
                <text:p>1.26705909</text:p>
              </table:table-cell>
              <table:table-cell office:value-type="float" office:value="2.39251137">
                <text:p>2.39251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2653828">
                <text:p>4.12653828</text:p>
              </table:table-cell>
              <table:table-cell office:value-type="float" office:value="0.46502322">
                <text:p>0.46502322</text:p>
              </table:table-cell>
              <table:table-cell office:value-type="float" office:value="1.44192529">
                <text:p>1.44192529</text:p>
              </table:table-cell>
              <table:table-cell office:value-type="float" office:value="2.43548107">
                <text:p>2.43548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8370495">
                <text:p>4.08370495</text:p>
              </table:table-cell>
              <table:table-cell office:value-type="float" office:value="0.49944803">
                <text:p>0.49944803</text:p>
              </table:table-cell>
              <table:table-cell office:value-type="float" office:value="1.27613127">
                <text:p>1.27613127</text:p>
              </table:table-cell>
              <table:table-cell office:value-type="float" office:value="2.03275037">
                <text:p>2.03275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3669043">
                <text:p>4.33669043</text:p>
              </table:table-cell>
              <table:table-cell office:value-type="float" office:value="0.45762408">
                <text:p>0.45762408</text:p>
              </table:table-cell>
              <table:table-cell office:value-type="float" office:value="1.17744124">
                <text:p>1.17744124</text:p>
              </table:table-cell>
              <table:table-cell office:value-type="float" office:value="2.31655121">
                <text:p>2.31655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8305254">
                <text:p>4.18305254</text:p>
              </table:table-cell>
              <table:table-cell office:value-type="float" office:value="0.46709096">
                <text:p>0.46709096</text:p>
              </table:table-cell>
              <table:table-cell office:value-type="float" office:value="1.02145875">
                <text:p>1.02145875</text:p>
              </table:table-cell>
              <table:table-cell office:value-type="float" office:value="2.76308656">
                <text:p>2.76308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3481579">
                <text:p>4.03481579</text:p>
              </table:table-cell>
              <table:table-cell office:value-type="float" office:value="0.5168761">
                <text:p>0.5168761</text:p>
              </table:table-cell>
              <table:table-cell office:value-type="float" office:value="1.2609818">
                <text:p>1.2609818</text:p>
              </table:table-cell>
              <table:table-cell office:value-type="float" office:value="2.76449823">
                <text:p>2.76449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8302584">
                <text:p>4.18302584</text:p>
              </table:table-cell>
              <table:table-cell office:value-type="float" office:value="0.48944294">
                <text:p>0.48944294</text:p>
              </table:table-cell>
              <table:table-cell office:value-type="float" office:value="1.1402086">
                <text:p>1.1402086</text:p>
              </table:table-cell>
              <table:table-cell office:value-type="float" office:value="2.38019013">
                <text:p>2.38019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7722692">
                <text:p>4.27722692</text:p>
              </table:table-cell>
              <table:table-cell office:value-type="float" office:value="0.45790565">
                <text:p>0.45790565</text:p>
              </table:table-cell>
              <table:table-cell office:value-type="float" office:value="1.01191378">
                <text:p>1.01191378</text:p>
              </table:table-cell>
              <table:table-cell office:value-type="float" office:value="2.62426233">
                <text:p>2.62426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2680511">
                <text:p>3.82680511</text:p>
              </table:table-cell>
              <table:table-cell office:value-type="float" office:value="0.54611093">
                <text:p>0.54611093</text:p>
              </table:table-cell>
              <table:table-cell office:value-type="float" office:value="1.25307369">
                <text:p>1.25307369</text:p>
              </table:table-cell>
              <table:table-cell office:value-type="float" office:value="2.91111207">
                <text:p>2.91111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7502918">
                <text:p>3.77502918</text:p>
              </table:table-cell>
              <table:table-cell office:value-type="float" office:value="0.53759068">
                <text:p>0.53759068</text:p>
              </table:table-cell>
              <table:table-cell office:value-type="float" office:value="0.96247226">
                <text:p>0.96247226</text:p>
              </table:table-cell>
              <table:table-cell office:value-type="float" office:value="2.85509324">
                <text:p>2.85509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2021918">
                <text:p>3.92021918</text:p>
              </table:table-cell>
              <table:table-cell office:value-type="float" office:value="0.50883466">
                <text:p>0.50883466</text:p>
              </table:table-cell>
              <table:table-cell office:value-type="float" office:value="1.05907071">
                <text:p>1.05907071</text:p>
              </table:table-cell>
              <table:table-cell office:value-type="float" office:value="3.38303185">
                <text:p>3.38303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0195065">
                <text:p>4.10195065</text:p>
              </table:table-cell>
              <table:table-cell office:value-type="float" office:value="0.50656605">
                <text:p>0.50656605</text:p>
              </table:table-cell>
              <table:table-cell office:value-type="float" office:value="1.10552812">
                <text:p>1.10552812</text:p>
              </table:table-cell>
              <table:table-cell office:value-type="float" office:value="3.00313687">
                <text:p>3.00313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1917629">
                <text:p>4.21917629</text:p>
              </table:table-cell>
              <table:table-cell office:value-type="float" office:value="0.47883335">
                <text:p>0.47883335</text:p>
              </table:table-cell>
              <table:table-cell office:value-type="float" office:value="0.97174478">
                <text:p>0.97174478</text:p>
              </table:table-cell>
              <table:table-cell office:value-type="float" office:value="3.51296687">
                <text:p>3.51296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3016376">
                <text:p>4.03016376</text:p>
              </table:table-cell>
              <table:table-cell office:value-type="float" office:value="0.45958239">
                <text:p>0.45958239</text:p>
              </table:table-cell>
              <table:table-cell office:value-type="float" office:value="1.00619066">
                <text:p>1.00619066</text:p>
              </table:table-cell>
              <table:table-cell office:value-type="float" office:value="2.50302291">
                <text:p>2.50302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1638327">
                <text:p>4.41638327</text:p>
              </table:table-cell>
              <table:table-cell office:value-type="float" office:value="0.40012223">
                <text:p>0.40012223</text:p>
              </table:table-cell>
              <table:table-cell office:value-type="float" office:value="0.97205478">
                <text:p>0.97205478</text:p>
              </table:table-cell>
              <table:table-cell office:value-type="float" office:value="3.0566411">
                <text:p>3.0566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1181984">
                <text:p>4.01181984</text:p>
              </table:table-cell>
              <table:table-cell office:value-type="float" office:value="0.49433026">
                <text:p>0.49433026</text:p>
              </table:table-cell>
              <table:table-cell office:value-type="float" office:value="1.20528305">
                <text:p>1.20528305</text:p>
              </table:table-cell>
              <table:table-cell office:value-type="float" office:value="3.16124797">
                <text:p>3.16124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2487392">
                <text:p>4.32487392</text:p>
              </table:table-cell>
              <table:table-cell office:value-type="float" office:value="0.43222928">
                <text:p>0.43222928</text:p>
              </table:table-cell>
              <table:table-cell office:value-type="float" office:value="1.28239763">
                <text:p>1.28239763</text:p>
              </table:table-cell>
              <table:table-cell office:value-type="float" office:value="3.1220727">
                <text:p>3.1220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4736919">
                <text:p>4.84736919</text:p>
              </table:table-cell>
              <table:table-cell office:value-type="float" office:value="0.43236351">
                <text:p>0.43236351</text:p>
              </table:table-cell>
              <table:table-cell office:value-type="float" office:value="1.08484149">
                <text:p>1.08484149</text:p>
              </table:table-cell>
              <table:table-cell office:value-type="float" office:value="2.01014233">
                <text:p>2.01014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2018838">
                <text:p>3.72018838</text:p>
              </table:table-cell>
              <table:table-cell office:value-type="float" office:value="0.55246985">
                <text:p>0.55246985</text:p>
              </table:table-cell>
              <table:table-cell office:value-type="float" office:value="1.02193439">
                <text:p>1.02193439</text:p>
              </table:table-cell>
              <table:table-cell office:value-type="float" office:value="2.90013313">
                <text:p>2.90013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938899">
                <text:p>3.8938899</text:p>
              </table:table-cell>
              <table:table-cell office:value-type="float" office:value="0.50997972">
                <text:p>0.50997972</text:p>
              </table:table-cell>
              <table:table-cell office:value-type="float" office:value="0.92841774">
                <text:p>0.92841774</text:p>
              </table:table-cell>
              <table:table-cell office:value-type="float" office:value="2.97602463">
                <text:p>2.97602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8310537">
                <text:p>3.78310537</text:p>
              </table:table-cell>
              <table:table-cell office:value-type="float" office:value="0.51523304">
                <text:p>0.51523304</text:p>
              </table:table-cell>
              <table:table-cell office:value-type="float" office:value="1.21582127">
                <text:p>1.21582127</text:p>
              </table:table-cell>
              <table:table-cell office:value-type="float" office:value="1.83911657">
                <text:p>1.83911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